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Übung Shellbefehle<text:line-break/></text:span><text:span text:style-name="T3"/></text:p>
      <text:p text:style-name="P3"><text:span text:style-name="T4"><text:line-break/>1. Erstellen Sie eine Text-Datei mit den Zahlen von 1 bis 10 in je einer Zeile (aufsteigender Reihenfolge).<text:line-break/></text:span><text:span text:style-name="T5"/></text:p>
      <text:p text:style-name="P3"><text:span text:style-name="T5"><text:line-break/></text:span><text:span text:style-name="T6"><text:line-break/>Lassen Sie sich die Datei umgekehrt<text:s/></text:span><text:span text:style-name="T7">sort</text:span><text:span text:style-name="T8">iert ausgeben<text:line-break/></text:span><text:span text:style-name="T9"/></text:p>
      <text:p text:style-name="P3"><text:span text:style-name="T10"/></text:p>
      <text:p text:style-name="P3"><text:span text:style-name="T10">Lassen Sie sich die Datei zufällig<text:s/></text:span><text:span text:style-name="T11">sort</text:span><text:span text:style-name="T12">iert ausgeben<text:line-break/><text:line-break/><text:line-break/></text:span></text:p>
      <text:p text:style-name="P3"><text:span text:style-name="T12">2. Erstellen Sie eine Datei mit beliebigen Zahlen, Buchstaben und Leerzeichen, keine Umlaute. <text:line-break/>Fügen Sie am Ende der Datei einen Umlaut hinzu.<text:line-break/></text:span><text:span text:style-name="T13"/></text:p>
      <text:p text:style-name="P3"><text:span text:style-name="T14"/></text:p>
      <text:p text:style-name="P3"><text:span text:style-name="T14">Lassen Sie sich mit wc die Anzahl der Zeichen und Bytes anzeigen und vergleichen beide<text:line-break/></text:span><text:span text:style-name="T15"/></text:p>
      <text:p text:style-name="P3"><text:span text:style-name="T15"><text:line-break/></text:span><text:span text:style-name="T16"/></text:p>
      <text:p text:style-name="P3"><text:span text:style-name="T16">3. Öffnen Sie mit less eine Datei <text:line-break/></text:span><text:span text:style-name="T17"/></text:p>
      <text:p text:style-name="P3"><text:span text:style-name="T18"><text:line-break/>Suchen Sie nach einem Begriff<text:line-break/></text:span></text:p>
      <text:p text:style-name="P4"><text:span text:style-name="T18"><text:line-break/>Suchen Sie rückwärts nach dem Begriff<text:line-break/></text:span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